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Gliederung_20_1" style:list-style-name="L1">
      <style:paragraph-properties fo:line-height="150%"/>
      <style:text-properties fo:font-size="12pt" style:text-underline-style="none" fo:font-weight="normal" officeooo:rsid="000ed9fb" officeooo:paragraph-rsid="000ed9fb" style:font-size-asian="12pt" style:font-weight-asian="normal" style:font-size-complex="12pt" style:font-weight-complex="normal"/>
    </style:style>
    <style:style style:name="P2" style:family="paragraph" style:parent-style-name="Header">
      <style:text-properties officeooo:rsid="000e2acc" officeooo:paragraph-rsid="000e2acc"/>
    </style:style>
    <style:style style:name="P3" style:family="paragraph" style:parent-style-name="Standard">
      <style:paragraph-properties fo:margin-top="0.302cm" fo:margin-bottom="0.302cm" style:contextual-spacing="false"/>
      <style:text-properties fo:font-size="16pt" style:text-underline-style="solid" style:text-underline-width="auto" style:text-underline-color="font-color" fo:font-weight="bold" officeooo:rsid="0012c5c9" officeooo:paragraph-rsid="0012c5c9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2c5c9" officeooo:paragraph-rsid="00163c6b" style:font-size-asian="14pt" style:font-weight-asian="bold" style:font-size-complex="16pt" style:font-weight-complex="bold"/>
    </style:style>
    <style:style style:name="P5" style:family="paragraph" style:parent-style-name="Standard" style:list-style-name="L3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63c6b" officeooo:paragraph-rsid="00163c6b" style:font-size-asian="14pt" style:font-weight-asian="bold" style:font-size-complex="16pt" style:font-weight-complex="bold"/>
    </style:style>
    <style:style style:name="P6" style:family="paragraph" style:parent-style-name="Standard" style:list-style-name="L3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837a5" officeooo:paragraph-rsid="001837a5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837a5" officeooo:paragraph-rsid="001837a5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92ac1" officeooo:paragraph-rsid="00192ac1" style:font-size-asian="14pt" style:font-weight-asian="bold" style:font-size-complex="16pt" style:font-weight-complex="bold"/>
    </style:style>
    <style:style style:name="P9" style:family="paragraph" style:parent-style-name="Standard" style:list-style-name="L4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92ac1" officeooo:paragraph-rsid="00192ac1" style:font-size-asian="14pt" style:font-weight-asian="bold" style:font-size-complex="16pt" style:font-weight-complex="bold"/>
    </style:style>
    <style:style style:name="P10" style:family="paragraph" style:parent-style-name="Standard" style:list-style-name="L4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95f55" officeooo:paragraph-rsid="00195f55" style:font-size-asian="14pt" style:font-weight-asian="bold" style:font-size-complex="16pt" style:font-weight-complex="bold"/>
    </style:style>
    <style:style style:name="P11" style:family="paragraph" style:parent-style-name="Standard" style:list-style-name="L4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99447" officeooo:paragraph-rsid="00199447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99447" officeooo:paragraph-rsid="00199447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a5e91" officeooo:paragraph-rsid="001a5e91" style:font-size-asian="14pt" style:font-weight-asian="bold" style:font-size-complex="16pt" style:font-weight-complex="bold"/>
    </style:style>
    <style:style style:name="P14" style:family="paragraph" style:parent-style-name="Standard" style:list-style-name="L5">
      <style:paragraph-properties fo:margin-top="0.101cm" fo:margin-bottom="0.101cm" style:contextual-spacing="false"/>
      <style:text-properties fo:font-size="16pt" style:text-underline-style="solid" style:text-underline-width="auto" style:text-underline-color="font-color" fo:font-weight="bold" officeooo:rsid="001a5e91" officeooo:paragraph-rsid="001a5e91" style:font-size-asian="14pt" style:font-weight-asian="bold" style:font-size-complex="16pt" style:font-weight-complex="bold"/>
    </style:style>
    <style:style style:name="P15" style:family="paragraph" style:parent-style-name="Standard" style:list-style-name="L1">
      <style:paragraph-properties fo:line-height="150%"/>
      <style:text-properties fo:font-size="12pt" style:text-underline-style="solid" style:text-underline-width="auto" style:text-underline-color="font-color" fo:font-weight="bold" officeooo:rsid="0011b27d" officeooo:paragraph-rsid="0011b27d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12c5c9" officeooo:paragraph-rsid="0012c5c9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50%"/>
      <style:text-properties fo:font-size="12pt" style:text-underline-style="solid" style:text-underline-width="auto" style:text-underline-color="font-color" fo:font-weight="bold" officeooo:rsid="0012c5c9" officeooo:paragraph-rsid="0012c5c9" style:font-size-asian="10.5pt" style:font-weight-asian="bold" style:font-size-complex="12pt" style:font-weight-complex="bold"/>
    </style:style>
    <style:style style:name="P18" style:family="paragraph" style:parent-style-name="Standard" style:list-style-name="L2">
      <style:paragraph-properties fo:margin-top="0.101cm" fo:margin-bottom="0.101cm" style:contextual-spacing="false" fo:line-height="115%"/>
      <style:text-properties fo:font-size="12pt" style:text-underline-style="solid" style:text-underline-width="auto" style:text-underline-color="font-color" fo:font-weight="bold" officeooo:rsid="0012c5c9" officeooo:paragraph-rsid="0012c5c9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13d4ff" officeooo:paragraph-rsid="0013d4ff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margin-top="0.101cm" fo:margin-bottom="0.101cm" style:contextual-spacing="false" fo:line-height="115%"/>
      <style:text-properties fo:font-size="12pt" style:text-underline-style="solid" style:text-underline-width="auto" style:text-underline-color="font-color" fo:font-weight="bold" officeooo:rsid="0013d4ff" officeooo:paragraph-rsid="0013d4ff" style:font-size-asian="10.5pt" style:font-weight-asian="bold" style:font-size-complex="12pt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officeooo:paragraph-rsid="000e2acc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font-size="16pt" style:text-underline-style="solid" style:text-underline-width="auto" style:text-underline-color="font-color" fo:font-weight="bold" officeooo:rsid="000ed9fb" officeooo:paragraph-rsid="000ed9fb" style:font-size-asian="14pt" style:font-weight-asian="bold" style:font-size-complex="16pt" style:font-weight-complex="bold"/>
    </style:style>
    <style:style style:name="P23" style:family="paragraph" style:parent-style-name="Title">
      <style:text-properties style:text-underline-style="solid" style:text-underline-width="auto" style:text-underline-color="font-color" officeooo:paragraph-rsid="000e2acc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fo:font-size="36pt" fo:font-weight="bold" style:font-size-asian="36pt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8pt" style:font-size-asian="18pt"/>
    </style:style>
    <style:style style:name="T7" style:family="text">
      <style:text-properties officeooo:rsid="00163c6b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47cm" fo:min-width="2.542cm" fo:padding-top="0.125cm" fo:padding-bottom="0.125cm" fo:padding-left="0.25cm" fo:padding-right="0.25cm" fo:wrap-option="wrap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47cm" fo:min-width="2.542cm" fo:padding-top="0.125cm" fo:padding-bottom="0.125cm" fo:padding-left="0.25cm" fo:padding-right="0.25cm" fo:wrap-option="wrap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49cm" fo:min-width="2.542cm" fo:padding-top="0.125cm" fo:padding-bottom="0.125cm" fo:padding-left="0.25cm" fo:padding-right="0.25cm" fo:wrap-option="wrap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49cm" fo:min-width="2.542cm" fo:padding-top="0.125cm" fo:padding-bottom="0.125cm" fo:padding-left="0.25cm" fo:padding-right="0.25cm" fo:wrap-option="wrap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Arrowheads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2">Keine Strafe ohne Schuld.</text:p>
      <text:p text:style-name="P23" loext:marker-style-name="T2">Keine Schuld ohne freien Willen?</text:p>
      <text:p text:style-name="P21" loext:marker-style-name="T2"/>
      <text:p text:style-name="P22" loext:marker-style-name="T2">Notwendigkeit:</text:p>
      <text:list text:style-name="L1">
        <text:list-item>
          <text:p text:style-name="P1" loext:marker-style-name="T2"><text:span text:style-name="T1">„Schuld des Täters ist Grundlage für die Zumessung der Strafe“ – StGB §46</text:span></text:p>
        </text:list-item>
        <text:list-item>
          <text:p text:style-name="P15" loext:marker-style-name="T2"><text:span text:style-name="T5">Schuld im Determinismus non-existent?</text:span></text:p>
        </text:list-item>
        <text:list-item>
          <text:p text:style-name="P17" loext:marker-style-name="T2"><text:span text:style-name="T5">Bestrafung im Determinismus ungerecht/sinnlos?</text:span></text:p>
        </text:list-item>
      </text:list>
      <text:p text:style-name="P16" loext:marker-style-name="T2"><text:span text:style-name="T5"/></text:p>
      <text:p text:style-name="P3" loext:marker-style-name="T2">Unpassende Positionen:</text:p>
      <text:list xml:id="list3958559832" text:style-name="L2">
        <text:list-item>
          <text:p text:style-name="P18" loext:marker-style-name="T2"><text:span text:style-name="T5">Wille muss kausal bedingt sein</text:span></text:p>
        </text:list-item>
        <text:list-item>
          <text:p text:style-name="P18" loext:marker-style-name="T2"><text:span text:style-name="T5">Strafe sinnlos wenn Handlungen frei → Determinismus für sinnvolle Strafen</text:span></text:p>
        </text:list-item>
        <text:list-item>
          <text:p text:style-name="P20" loext:marker-style-name="T2"><draw:g text:anchor-type="paragraph" draw:z-index="0" draw:name="Group object 1" draw:style-name="gr1"><draw:custom-shape draw:style-name="gr2" draw:text-style-name="P25" svg:width="3.043cm" svg:height="1.498cm" svg:x="11.1cm" svg:y="0.118cm"><text:p text:style-name="P24"><text:span text:style-name="T9">Charakter</text:span></text:p><draw:enhanced-geometry svg:viewBox="0 0 21600 21600" draw:type="rectangle" draw:enhanced-path="M 0 0 L 21600 0 21600 21600 0 21600 0 0 Z N"/></draw:custom-shape><draw:custom-shape draw:style-name="gr3" draw:text-style-name="P25" svg:width="3.043cm" svg:height="1.498cm" svg:x="14.903cm" svg:y="0.118cm"><text:p text:style-name="P24"><text:span text:style-name="T9">„</text:span><text:span text:style-name="T9">Ich-Sager“</text:span></text:p><draw:enhanced-geometry svg:viewBox="0 0 21600 21600" draw:type="rectangle" draw:enhanced-path="M 0 0 L 21600 0 21600 21600 0 21600 0 0 Z N"/></draw:custom-shape><draw:custom-shape draw:style-name="gr4" draw:text-style-name="P25" svg:width="3.043cm" svg:height="1.5cm" svg:x="11.1cm" svg:y="3.117cm"><text:p text:style-name="P24"><text:span text:style-name="T9">Einflüsse</text:span></text:p><draw:enhanced-geometry svg:viewBox="0 0 21600 21600" draw:type="rectangle" draw:enhanced-path="M 0 0 L 21600 0 21600 21600 0 21600 0 0 Z N"/></draw:custom-shape><draw:line draw:style-name="gr5" draw:text-style-name="P26" svg:x1="12.62cm" svg:y1="3.116cm" svg:x2="12.62cm" svg:y2="1.617cm"><text:p/></draw:line><draw:line draw:style-name="gr6" draw:text-style-name="P26" svg:x1="14.142cm" svg:y1="0.617cm" svg:x2="14.903cm" svg:y2="0.617cm"><text:p/></draw:line><draw:line draw:style-name="gr7" draw:text-style-name="P26" svg:x1="14.903cm" svg:y1="1.116cm" svg:x2="14.142cm" svg:y2="1.116cm"><text:p/></draw:line><draw:custom-shape draw:style-name="gr8" draw:text-style-name="P25" svg:width="3.043cm" svg:height="1.5cm" svg:x="14.903cm" svg:y="3.117cm"><text:p text:style-name="P24"><text:span text:style-name="T9">Schuld</text:span></text:p><draw:enhanced-geometry svg:viewBox="0 0 21600 21600" draw:type="rectangle" draw:enhanced-path="M 0 0 L 21600 0 21600 21600 0 21600 0 0 Z N"/></draw:custom-shape><draw:line draw:style-name="gr9" draw:text-style-name="P26" svg:x1="16.423cm" svg:y1="1.617cm" svg:x2="16.423cm" svg:y2="3.116cm"><text:p/></draw:line><draw:line draw:style-name="gr10" draw:text-style-name="P26" svg:x1="14.903cm" svg:y1="3.935cm" svg:x2="14.142cm" svg:y2="3.935cm"><text:p/></draw:line></draw:g><text:span text:style-name="T5">kausale Bedingung ist kein Determinismus</text:span></text:p>
        </text:list-item>
        <text:list-item>
          <text:p text:style-name="P20" loext:marker-style-name="T2"><text:span text:style-name="T5">Ich-Sager verantwortlich</text:span></text:p>
        </text:list-item>
      </text:list>
      <text:p text:style-name="P19" loext:marker-style-name="T2"><text:span text:style-name="T5"/></text:p>
      <text:p text:style-name="P4" loext:marker-style-name="T2"><text:span text:style-name="T7">Schuldbegriff</text:span>:</text:p>
      <text:list text:style-name="L3">
        <text:list-item>
          <text:p text:style-name="P5" loext:marker-style-name="T2"><text:span text:style-name="T8">Kausaler Zusammenhang</text:span></text:p>
        </text:list-item>
        <text:list-item>
          <text:p text:style-name="P5" loext:marker-style-name="T2"><text:span text:style-name="T8">Veto-Option</text:span></text:p>
        </text:list-item>
        <text:list-item>
          <text:p text:style-name="P5" loext:marker-style-name="T2"><text:span text:style-name="T8">Adressat</text:span></text:p>
        </text:list-item>
        <text:list-item>
          <text:p text:style-name="P6" loext:marker-style-name="T2"><text:span text:style-name="T8">Schuld verbunden mit So-oder-anders-Können</text:span></text:p>
        </text:list-item>
      </text:list>
      <text:p text:style-name="P7" loext:marker-style-name="T2"><text:span text:style-name="T5"/></text:p>
      <text:p text:style-name="P8" loext:marker-style-name="T2">Perspektive:</text:p>
      <text:list text:style-name="L4">
        <text:list-item>
          <text:p text:style-name="P9" loext:marker-style-name="T2"><text:span text:style-name="T8">Ausgang in beiden Fällen gleich</text:span></text:p>
        </text:list-item>
        <text:list-item>
          <text:p text:style-name="P9" loext:marker-style-name="T2"><text:span text:style-name="T8">Bedingt durch Determinismus und kausale Beeinflussungsmöglichkeit</text:span></text:p>
        </text:list-item>
        <text:list-item>
          <text:p text:style-name="P10" loext:marker-style-name="T2"><text:span text:style-name="T8">Bedingt wegen Freiheit im Wille</text:span></text:p>
        </text:list-item>
        <text:list-item>
          <text:p text:style-name="P11" loext:marker-style-name="T2"><text:span text:style-name="T8">neuer Strafnutzen „Abschreckungsbeispiel im Determinismus“</text:span></text:p>
        </text:list-item>
      </text:list>
      <text:p text:style-name="P12" loext:marker-style-name="T2"><text:span text:style-name="T8"/></text:p>
      <text:p text:style-name="P13" loext:marker-style-name="T2">Trennung und Folgen:</text:p>
      <text:list xml:id="list1918698919" text:style-name="L5">
        <text:list-item>
          <text:p text:style-name="P14" loext:marker-style-name="T2"><text:span text:style-name="T8">Rechtsperspektive agnostisch (unabhängig)</text:span></text:p>
        </text:list-item>
        <text:list-item>
          <text:p text:style-name="P14" loext:marker-style-name="T2"><text:span text:style-name="T8">Schuld trägt, wer sich nicht bemüht dem Gesetz zu folg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e2acc" officeooo:paragraph-rsid="000e2a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mil Maihorn <text:tab/><text:tab/>12.06.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00:43:11.339000000</meta:creation-date>
    <dc:date>2023-06-13T00:57:12.871000000</dc:date>
    <meta:editing-duration>PT13M55S</meta:editing-duration>
    <meta:editing-cycles>1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5" meta:word-count="121" meta:character-count="868" meta:non-whitespace-character-count="786"/>
  </office:meta>
</office:document-meta>
</file>